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34.66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40.11mm"/>
    </style:style>
    <style:style style:name="co7" style:family="table-column">
      <style:table-column-properties fo:break-before="auto" style:column-width="41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ef413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7mm" svg:height="90.04mm" svg:x="381.17mm" svg:y="7.7mm">
            <draw:object draw:notify-on-update-of-ranges="Arkusz1.K3:Arkusz1.K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(x)=3*x²+x-2</text:p>
          </table:table-cell>
          <table:table-cell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f(a)</text:p>
          </table:table-cell>
          <table:table-cell table:style-name="ce2" office:value-type="string" calcext:value-type="string">
            <text:p>f(b)</text:p>
          </table:table-cell>
          <table:table-cell table:style-name="ce2" office:value-type="string" calcext:value-type="string">
            <text:p>f(x)</text:p>
          </table:table-cell>
          <table:table-cell table:style-name="ce2" office:value-type="string" calcext:value-type="string">
            <text:p>czy już</text:p>
          </table:table-cell>
        </table:table-row>
        <table:table-row table:style-name="ro1">
          <table:table-cell office:value-type="string" calcext:value-type="string">
            <text:p>&lt;0; 0,9&gt;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formula="of:=[.A10]" office:value-type="float" office:value="0" calcext:value-type="float">
            <text:p>0</text:p>
          </table:table-cell>
          <table:table-cell table:formula="of:=[.B10]" office:value-type="float" office:value="0.9" calcext:value-type="float">
            <text:p>0,9</text:p>
          </table:table-cell>
          <table:table-cell table:formula="of:=([.F3]+[.G3])/2" office:value-type="float" office:value="0.45" calcext:value-type="float">
            <text:p>0,45</text:p>
          </table:table-cell>
          <table:table-cell table:formula="of:=[.$A$7]*[.F3]^2+[.$B$7]*[.F3]+[.$C$7]" office:value-type="float" office:value="-2" calcext:value-type="float">
            <text:p>-2</text:p>
          </table:table-cell>
          <table:table-cell table:formula="of:=[.$A$7]*[.G3]^2+[.$B$7]*[.G3]+[.$C$7]" office:value-type="float" office:value="1.33" calcext:value-type="float">
            <text:p>1,33</text:p>
          </table:table-cell>
          <table:table-cell table:formula="of:=[.$A$7]*[.H3]^2+[.$B$7]*[.H3]+[.$C$7]" office:value-type="float" office:value="-0.9425" calcext:value-type="float">
            <text:p>-0,9425</text:p>
          </table:table-cell>
          <table:table-cell table:formula="of:=IF(ABS([.K3])&lt;[.$A$4];1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IF([.K3]*[.I3]&gt;0;[.H3];[.F3])" office:value-type="float" office:value="0.45" calcext:value-type="float">
            <text:p>0,45</text:p>
          </table:table-cell>
          <table:table-cell table:formula="of:=IF([.K3]*[.J3]&gt;0;[.H3];[.G3])" office:value-type="float" office:value="0.9" calcext:value-type="float">
            <text:p>0,9</text:p>
          </table:table-cell>
          <table:table-cell table:formula="of:=([.F4]+[.G4])/2" office:value-type="float" office:value="0.675" calcext:value-type="float">
            <text:p>0,675</text:p>
          </table:table-cell>
          <table:table-cell table:formula="of:=[.$A$7]*[.F4]^2+[.$B$7]*[.F4]+[.$C$7]" office:value-type="float" office:value="-0.9425" calcext:value-type="float">
            <text:p>-0,9425</text:p>
          </table:table-cell>
          <table:table-cell table:formula="of:=[.$A$7]*[.G4]^2+[.$B$7]*[.G4]+[.$C$7]" office:value-type="float" office:value="1.33" calcext:value-type="float">
            <text:p>1,33</text:p>
          </table:table-cell>
          <table:table-cell table:formula="of:=[.$A$7]*[.H4]^2+[.$B$7]*[.H4]+[.$C$7]" office:value-type="float" office:value="0.0418750000000001" calcext:value-type="float">
            <text:p>0,041875</text:p>
          </table:table-cell>
          <table:table-cell table:formula="of:=IF(ABS([.K4])&lt;[.$A$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(x)=ax²+bx+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IF([.K4]*[.I4]&gt;0;[.H4];[.F4])" office:value-type="float" office:value="0.45" calcext:value-type="float">
            <text:p>0,45</text:p>
          </table:table-cell>
          <table:table-cell table:formula="of:=IF([.K4]*[.J4]&gt;0;[.H4];[.G4])" office:value-type="float" office:value="0.675" calcext:value-type="float">
            <text:p>0,675</text:p>
          </table:table-cell>
          <table:table-cell table:formula="of:=([.F5]+[.G5])/2" office:value-type="float" office:value="0.5625" calcext:value-type="float">
            <text:p>0,5625</text:p>
          </table:table-cell>
          <table:table-cell table:formula="of:=[.$A$7]*[.F5]^2+[.$B$7]*[.F5]+[.$C$7]" office:value-type="float" office:value="-0.9425" calcext:value-type="float">
            <text:p>-0,9425</text:p>
          </table:table-cell>
          <table:table-cell table:formula="of:=[.$A$7]*[.G5]^2+[.$B$7]*[.G5]+[.$C$7]" office:value-type="float" office:value="0.0418750000000001" calcext:value-type="float">
            <text:p>0,041875</text:p>
          </table:table-cell>
          <table:table-cell table:formula="of:=[.$A$7]*[.H5]^2+[.$B$7]*[.H5]+[.$C$7]" office:value-type="float" office:value="-0.48828125" calcext:value-type="float">
            <text:p>-0,48828125</text:p>
          </table:table-cell>
          <table:table-cell table:formula="of:=IF(ABS([.K5])&lt;[.$A$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formula="of:=IF([.K5]*[.I5]&gt;0;[.H5];[.F5])" office:value-type="float" office:value="0.5625" calcext:value-type="float">
            <text:p>0,5625</text:p>
          </table:table-cell>
          <table:table-cell table:formula="of:=IF([.K5]*[.J5]&gt;0;[.H5];[.G5])" office:value-type="float" office:value="0.675" calcext:value-type="float">
            <text:p>0,675</text:p>
          </table:table-cell>
          <table:table-cell table:formula="of:=([.F6]+[.G6])/2" office:value-type="float" office:value="0.61875" calcext:value-type="float">
            <text:p>0,61875</text:p>
          </table:table-cell>
          <table:table-cell table:formula="of:=[.$A$7]*[.F6]^2+[.$B$7]*[.F6]+[.$C$7]" office:value-type="float" office:value="-0.48828125" calcext:value-type="float">
            <text:p>-0,48828125</text:p>
          </table:table-cell>
          <table:table-cell table:formula="of:=[.$A$7]*[.G6]^2+[.$B$7]*[.G6]+[.$C$7]" office:value-type="float" office:value="0.0418750000000001" calcext:value-type="float">
            <text:p>0,041875</text:p>
          </table:table-cell>
          <table:table-cell table:formula="of:=[.$A$7]*[.H6]^2+[.$B$7]*[.H6]+[.$C$7]" office:value-type="float" office:value="-0.2326953125" calcext:value-type="float">
            <text:p>-0,2326953125</text:p>
          </table:table-cell>
          <table:table-cell table:formula="of:=IF(ABS([.K6])&lt;[.$A$4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2" calcext:value-type="float">
            <text:p>-2</text:p>
          </table:table-cell>
          <table:table-cell/>
          <table:table-cell office:value-type="float" office:value="4" calcext:value-type="float">
            <text:p>4</text:p>
          </table:table-cell>
          <table:table-cell table:formula="of:=IF([.K6]*[.I6]&gt;0;[.H6];[.F6])" office:value-type="float" office:value="0.61875" calcext:value-type="float">
            <text:p>0,61875</text:p>
          </table:table-cell>
          <table:table-cell table:formula="of:=IF([.K6]*[.J6]&gt;0;[.H6];[.G6])" office:value-type="float" office:value="0.675" calcext:value-type="float">
            <text:p>0,675</text:p>
          </table:table-cell>
          <table:table-cell table:formula="of:=([.F7]+[.G7])/2" office:value-type="float" office:value="0.646875" calcext:value-type="float">
            <text:p>0,646875</text:p>
          </table:table-cell>
          <table:table-cell table:formula="of:=[.$A$7]*[.F7]^2+[.$B$7]*[.F7]+[.$C$7]" office:value-type="float" office:value="-0.2326953125" calcext:value-type="float">
            <text:p>-0,2326953125</text:p>
          </table:table-cell>
          <table:table-cell table:formula="of:=[.$A$7]*[.G7]^2+[.$B$7]*[.G7]+[.$C$7]" office:value-type="float" office:value="0.0418750000000001" calcext:value-type="float">
            <text:p>0,041875</text:p>
          </table:table-cell>
          <table:table-cell table:formula="of:=[.$A$7]*[.H7]^2+[.$B$7]*[.H7]+[.$C$7]" office:value-type="float" office:value="-0.0977832031249997" calcext:value-type="float">
            <text:p>-0,097783203125</text:p>
          </table:table-cell>
          <table:table-cell table:formula="of:=IF(ABS([.K7])&lt;[.$A$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zedział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IF([.K7]*[.I7]&gt;0;[.H7];[.F7])" office:value-type="float" office:value="0.646875" calcext:value-type="float">
            <text:p>0,646875</text:p>
          </table:table-cell>
          <table:table-cell table:formula="of:=IF([.K7]*[.J7]&gt;0;[.H7];[.G7])" office:value-type="float" office:value="0.675" calcext:value-type="float">
            <text:p>0,675</text:p>
          </table:table-cell>
          <table:table-cell table:formula="of:=([.F8]+[.G8])/2" office:value-type="float" office:value="0.6609375" calcext:value-type="float">
            <text:p>0,6609375</text:p>
          </table:table-cell>
          <table:table-cell table:formula="of:=[.$A$7]*[.F8]^2+[.$B$7]*[.F8]+[.$C$7]" office:value-type="float" office:value="-0.0977832031249997" calcext:value-type="float">
            <text:p>-0,097783203125</text:p>
          </table:table-cell>
          <table:table-cell table:formula="of:=[.$A$7]*[.G8]^2+[.$B$7]*[.G8]+[.$C$7]" office:value-type="float" office:value="0.0418750000000001" calcext:value-type="float">
            <text:p>0,041875</text:p>
          </table:table-cell>
          <table:table-cell table:formula="of:=[.$A$7]*[.H8]^2+[.$B$7]*[.H8]+[.$C$7]" office:value-type="float" office:value="-0.0285473632812496" calcext:value-type="float">
            <text:p>-0,02854736328125</text:p>
          </table:table-cell>
          <table:table-cell table:formula="of:=IF(ABS([.K8])&lt;[.$A$4]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K8]*[.I8]&gt;0;[.H8];[.F8])" office:value-type="float" office:value="0.6609375" calcext:value-type="float">
            <text:p>0,6609375</text:p>
          </table:table-cell>
          <table:table-cell table:formula="of:=IF([.K8]*[.J8]&gt;0;[.H8];[.G8])" office:value-type="float" office:value="0.675" calcext:value-type="float">
            <text:p>0,675</text:p>
          </table:table-cell>
          <table:table-cell table:formula="of:=([.F9]+[.G9])/2" office:value-type="float" office:value="0.66796875" calcext:value-type="float">
            <text:p>0,66796875</text:p>
          </table:table-cell>
          <table:table-cell table:formula="of:=[.$A$7]*[.F9]^2+[.$B$7]*[.F9]+[.$C$7]" office:value-type="float" office:value="-0.0285473632812496" calcext:value-type="float">
            <text:p>-0,02854736328125</text:p>
          </table:table-cell>
          <table:table-cell table:formula="of:=[.$A$7]*[.G9]^2+[.$B$7]*[.G9]+[.$C$7]" office:value-type="float" office:value="0.0418750000000001" calcext:value-type="float">
            <text:p>0,041875</text:p>
          </table:table-cell>
          <table:table-cell table:formula="of:=[.$A$7]*[.H9]^2+[.$B$7]*[.H9]+[.$C$7]" office:value-type="float" office:value="0.0065155029296875" calcext:value-type="float">
            <text:p>0,006515502929688</text:p>
          </table:table-cell>
          <table:table-cell table:formula="of:=IF(ABS([.K9])&lt;[.$A$4];1;0)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9" calcext:value-type="float">
            <text:p>0,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IF([.K9]*[.I9]&gt;0;[.H9];[.F9])" office:value-type="float" office:value="0.6609375" calcext:value-type="float">
            <text:p>0,6609375</text:p>
          </table:table-cell>
          <table:table-cell table:formula="of:=IF([.K9]*[.J9]&gt;0;[.H9];[.G9])" office:value-type="float" office:value="0.66796875" calcext:value-type="float">
            <text:p>0,66796875</text:p>
          </table:table-cell>
          <table:table-cell table:formula="of:=([.F10]+[.G10])/2" office:value-type="float" office:value="0.664453125" calcext:value-type="float">
            <text:p>0,664453125</text:p>
          </table:table-cell>
          <table:table-cell table:formula="of:=[.$A$7]*[.F10]^2+[.$B$7]*[.F10]+[.$C$7]" office:value-type="float" office:value="-0.0285473632812496" calcext:value-type="float">
            <text:p>-0,02854736328125</text:p>
          </table:table-cell>
          <table:table-cell table:formula="of:=[.$A$7]*[.G10]^2+[.$B$7]*[.G10]+[.$C$7]" office:value-type="float" office:value="0.0065155029296875" calcext:value-type="float">
            <text:p>0,006515502929688</text:p>
          </table:table-cell>
          <table:table-cell table:formula="of:=[.$A$7]*[.H10]^2+[.$B$7]*[.H10]+[.$C$7]" office:value-type="float" office:value="-0.0110530090332026" calcext:value-type="float">
            <text:p>-0,011053009033203</text:p>
          </table:table-cell>
          <table:table-cell table:formula="of:=IF(ABS([.K10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K10]*[.I10]&gt;0;[.H10];[.F10])" office:value-type="float" office:value="0.664453125" calcext:value-type="float">
            <text:p>0,664453125</text:p>
          </table:table-cell>
          <table:table-cell table:formula="of:=IF([.K10]*[.J10]&gt;0;[.H10];[.G10])" office:value-type="float" office:value="0.66796875" calcext:value-type="float">
            <text:p>0,66796875</text:p>
          </table:table-cell>
          <table:table-cell table:formula="of:=([.F11]+[.G11])/2" office:value-type="float" office:value="0.6662109375" calcext:value-type="float">
            <text:p>0,6662109375</text:p>
          </table:table-cell>
          <table:table-cell table:formula="of:=[.$A$7]*[.F11]^2+[.$B$7]*[.F11]+[.$C$7]" office:value-type="float" office:value="-0.0110530090332026" calcext:value-type="float">
            <text:p>-0,011053009033203</text:p>
          </table:table-cell>
          <table:table-cell table:formula="of:=[.$A$7]*[.G11]^2+[.$B$7]*[.G11]+[.$C$7]" office:value-type="float" office:value="0.0065155029296875" calcext:value-type="float">
            <text:p>0,006515502929688</text:p>
          </table:table-cell>
          <table:table-cell table:formula="of:=[.$A$7]*[.H11]^2+[.$B$7]*[.H11]+[.$C$7]" office:value-type="float" office:value="-0.002278022766113" calcext:value-type="float">
            <text:p>-0,002278022766113</text:p>
          </table:table-cell>
          <table:table-cell table:formula="of:=IF(ABS([.K11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IF([.K11]*[.I11]&gt;0;[.H11];[.F11])" office:value-type="float" office:value="0.6662109375" calcext:value-type="float">
            <text:p>0,6662109375</text:p>
          </table:table-cell>
          <table:table-cell table:formula="of:=IF([.K11]*[.J11]&gt;0;[.H11];[.G11])" office:value-type="float" office:value="0.66796875" calcext:value-type="float">
            <text:p>0,66796875</text:p>
          </table:table-cell>
          <table:table-cell table:formula="of:=([.F12]+[.G12])/2" office:value-type="float" office:value="0.66708984375" calcext:value-type="float">
            <text:p>0,66708984375</text:p>
          </table:table-cell>
          <table:table-cell table:formula="of:=[.$A$7]*[.F12]^2+[.$B$7]*[.F12]+[.$C$7]" office:value-type="float" office:value="-0.002278022766113" calcext:value-type="float">
            <text:p>-0,002278022766113</text:p>
          </table:table-cell>
          <table:table-cell table:formula="of:=[.$A$7]*[.G12]^2+[.$B$7]*[.G12]+[.$C$7]" office:value-type="float" office:value="0.0065155029296875" calcext:value-type="float">
            <text:p>0,006515502929688</text:p>
          </table:table-cell>
          <table:table-cell table:formula="of:=[.$A$7]*[.H12]^2+[.$B$7]*[.H12]+[.$C$7]" office:value-type="float" office:value="0.00211642265319822" calcext:value-type="float">
            <text:p>0,002116422653198</text:p>
          </table:table-cell>
          <table:table-cell table:formula="of:=IF(ABS([.K12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K12]*[.I12]&gt;0;[.H12];[.F12])" office:value-type="float" office:value="0.6662109375" calcext:value-type="float">
            <text:p>0,6662109375</text:p>
          </table:table-cell>
          <table:table-cell table:formula="of:=IF([.K12]*[.J12]&gt;0;[.H12];[.G12])" office:value-type="float" office:value="0.66708984375" calcext:value-type="float">
            <text:p>0,66708984375</text:p>
          </table:table-cell>
          <table:table-cell table:formula="of:=([.F13]+[.G13])/2" office:value-type="float" office:value="0.666650390625" calcext:value-type="float">
            <text:p>0,666650390625</text:p>
          </table:table-cell>
          <table:table-cell table:formula="of:=[.$A$7]*[.F13]^2+[.$B$7]*[.F13]+[.$C$7]" office:value-type="float" office:value="-0.002278022766113" calcext:value-type="float">
            <text:p>-0,002278022766113</text:p>
          </table:table-cell>
          <table:table-cell table:formula="of:=[.$A$7]*[.G13]^2+[.$B$7]*[.G13]+[.$C$7]" office:value-type="float" office:value="0.00211642265319822" calcext:value-type="float">
            <text:p>0,002116422653198</text:p>
          </table:table-cell>
          <table:table-cell table:formula="of:=[.$A$7]*[.H13]^2+[.$B$7]*[.H13]+[.$C$7]" office:value-type="float" office:value="-0.00008137941360431" calcext:value-type="float">
            <text:p>-8,137941360431E-05</text:p>
          </table:table-cell>
          <table:table-cell table:formula="of:=IF(ABS([.K13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K13]*[.I13]&gt;0;[.H13];[.F13])" office:value-type="float" office:value="0.666650390625" calcext:value-type="float">
            <text:p>0,666650390625</text:p>
          </table:table-cell>
          <table:table-cell table:formula="of:=IF([.K13]*[.J13]&gt;0;[.H13];[.G13])" office:value-type="float" office:value="0.66708984375" calcext:value-type="float">
            <text:p>0,66708984375</text:p>
          </table:table-cell>
          <table:table-cell table:formula="of:=([.F14]+[.G14])/2" office:value-type="float" office:value="0.6668701171875" calcext:value-type="float">
            <text:p>0,6668701171875</text:p>
          </table:table-cell>
          <table:table-cell table:formula="of:=[.$A$7]*[.F14]^2+[.$B$7]*[.F14]+[.$C$7]" office:value-type="float" office:value="-0.00008137941360431" calcext:value-type="float">
            <text:p>-8,137941360431E-05</text:p>
          </table:table-cell>
          <table:table-cell table:formula="of:=[.$A$7]*[.G14]^2+[.$B$7]*[.G14]+[.$C$7]" office:value-type="float" office:value="0.00211642265319822" calcext:value-type="float">
            <text:p>0,002116422653198</text:p>
          </table:table-cell>
          <table:table-cell table:formula="of:=[.$A$7]*[.H14]^2+[.$B$7]*[.H14]+[.$C$7]" office:value-type="float" office:value="0.00101737678050995" calcext:value-type="float">
            <text:p>0,00101737678051</text:p>
          </table:table-cell>
          <table:table-cell table:formula="of:=IF(ABS([.K14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IF([.K14]*[.I14]&gt;0;[.H14];[.F14])" office:value-type="float" office:value="0.666650390625" calcext:value-type="float">
            <text:p>0,666650390625</text:p>
          </table:table-cell>
          <table:table-cell table:formula="of:=IF([.K14]*[.J14]&gt;0;[.H14];[.G14])" office:value-type="float" office:value="0.6668701171875" calcext:value-type="float">
            <text:p>0,6668701171875</text:p>
          </table:table-cell>
          <table:table-cell table:formula="of:=([.F15]+[.G15])/2" office:value-type="float" office:value="0.66676025390625" calcext:value-type="float">
            <text:p>0,66676025390625</text:p>
          </table:table-cell>
          <table:table-cell table:formula="of:=[.$A$7]*[.F15]^2+[.$B$7]*[.F15]+[.$C$7]" office:value-type="float" office:value="-0.00008137941360431" calcext:value-type="float">
            <text:p>-8,137941360431E-05</text:p>
          </table:table-cell>
          <table:table-cell table:formula="of:=[.$A$7]*[.G15]^2+[.$B$7]*[.G15]+[.$C$7]" office:value-type="float" office:value="0.00101737678050995" calcext:value-type="float">
            <text:p>0,00101737678051</text:p>
          </table:table-cell>
          <table:table-cell table:formula="of:=[.$A$7]*[.H15]^2+[.$B$7]*[.H15]+[.$C$7]" office:value-type="float" office:value="0.000467962473631012" calcext:value-type="float">
            <text:p>0,000467962473631</text:p>
          </table:table-cell>
          <table:table-cell table:formula="of:=IF(ABS([.K15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IF([.K15]*[.I15]&gt;0;[.H15];[.F15])" office:value-type="float" office:value="0.666650390625" calcext:value-type="float">
            <text:p>0,666650390625</text:p>
          </table:table-cell>
          <table:table-cell table:formula="of:=IF([.K15]*[.J15]&gt;0;[.H15];[.G15])" office:value-type="float" office:value="0.66676025390625" calcext:value-type="float">
            <text:p>0,66676025390625</text:p>
          </table:table-cell>
          <table:table-cell table:formula="of:=([.F16]+[.G16])/2" office:value-type="float" office:value="0.666705322265625" calcext:value-type="float">
            <text:p>0,666705322265625</text:p>
          </table:table-cell>
          <table:table-cell table:formula="of:=[.$A$7]*[.F16]^2+[.$B$7]*[.F16]+[.$C$7]" office:value-type="float" office:value="-0.00008137941360431" calcext:value-type="float">
            <text:p>-8,137941360431E-05</text:p>
          </table:table-cell>
          <table:table-cell table:formula="of:=[.$A$7]*[.G16]^2+[.$B$7]*[.G16]+[.$C$7]" office:value-type="float" office:value="0.000467962473631012" calcext:value-type="float">
            <text:p>0,000467962473631</text:p>
          </table:table-cell>
          <table:table-cell table:formula="of:=[.$A$7]*[.H16]^2+[.$B$7]*[.H16]+[.$C$7]" office:value-type="float" office:value="0.000193282477558121" calcext:value-type="float">
            <text:p>0,000193282477558</text:p>
          </table:table-cell>
          <table:table-cell table:formula="of:=IF(ABS([.K16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IF([.K16]*[.I16]&gt;0;[.H16];[.F16])" office:value-type="float" office:value="0.666650390625" calcext:value-type="float">
            <text:p>0,666650390625</text:p>
          </table:table-cell>
          <table:table-cell table:formula="of:=IF([.K16]*[.J16]&gt;0;[.H16];[.G16])" office:value-type="float" office:value="0.666705322265625" calcext:value-type="float">
            <text:p>0,666705322265625</text:p>
          </table:table-cell>
          <table:table-cell table:formula="of:=([.F17]+[.G17])/2" office:value-type="float" office:value="0.666677856445313" calcext:value-type="float">
            <text:p>0,666677856445313</text:p>
          </table:table-cell>
          <table:table-cell table:formula="of:=[.$A$7]*[.F17]^2+[.$B$7]*[.F17]+[.$C$7]" office:value-type="float" office:value="-0.00008137941360431" calcext:value-type="float">
            <text:p>-8,137941360431E-05</text:p>
          </table:table-cell>
          <table:table-cell table:formula="of:=[.$A$7]*[.G17]^2+[.$B$7]*[.G17]+[.$C$7]" office:value-type="float" office:value="0.000193282477558121" calcext:value-type="float">
            <text:p>0,000193282477558</text:p>
          </table:table-cell>
          <table:table-cell table:formula="of:=[.$A$7]*[.H17]^2+[.$B$7]*[.H17]+[.$C$7]" office:value-type="float" office:value="0.0000559492688632091" calcext:value-type="float">
            <text:p>5,59492688632091E-05</text:p>
          </table:table-cell>
          <table:table-cell table:formula="of:=IF(ABS([.K17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IF([.K17]*[.I17]&gt;0;[.H17];[.F17])" office:value-type="float" office:value="0.666650390625" calcext:value-type="float">
            <text:p>0,666650390625</text:p>
          </table:table-cell>
          <table:table-cell table:formula="of:=IF([.K17]*[.J17]&gt;0;[.H17];[.G17])" office:value-type="float" office:value="0.666677856445313" calcext:value-type="float">
            <text:p>0,666677856445313</text:p>
          </table:table-cell>
          <table:table-cell table:formula="of:=([.F18]+[.G18])/2" office:value-type="float" office:value="0.666664123535156" calcext:value-type="float">
            <text:p>0,666664123535156</text:p>
          </table:table-cell>
          <table:table-cell table:formula="of:=[.$A$7]*[.F18]^2+[.$B$7]*[.F18]+[.$C$7]" office:value-type="float" office:value="-0.00008137941360431" calcext:value-type="float">
            <text:p>-8,137941360431E-05</text:p>
          </table:table-cell>
          <table:table-cell table:formula="of:=[.$A$7]*[.G18]^2+[.$B$7]*[.G18]+[.$C$7]" office:value-type="float" office:value="0.0000559492688632091" calcext:value-type="float">
            <text:p>5,59492688632091E-05</text:p>
          </table:table-cell>
          <table:table-cell table:formula="of:=[.$A$7]*[.H18]^2+[.$B$7]*[.H18]+[.$C$7]" office:value-type="float" office:value="-0.0000127156381490856" calcext:value-type="float">
            <text:p>-1,27156381490856E-05</text:p>
          </table:table-cell>
          <table:table-cell table:formula="of:=IF(ABS([.K18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IF([.K18]*[.I18]&gt;0;[.H18];[.F18])" office:value-type="float" office:value="0.666664123535156" calcext:value-type="float">
            <text:p>0,666664123535156</text:p>
          </table:table-cell>
          <table:table-cell table:formula="of:=IF([.K18]*[.J18]&gt;0;[.H18];[.G18])" office:value-type="float" office:value="0.666677856445313" calcext:value-type="float">
            <text:p>0,666677856445313</text:p>
          </table:table-cell>
          <table:table-cell table:formula="of:=([.F19]+[.G19])/2" office:value-type="float" office:value="0.666670989990235" calcext:value-type="float">
            <text:p>0,666670989990235</text:p>
          </table:table-cell>
          <table:table-cell table:formula="of:=[.$A$7]*[.F19]^2+[.$B$7]*[.F19]+[.$C$7]" office:value-type="float" office:value="-0.0000127156381490856" calcext:value-type="float">
            <text:p>-1,27156381490856E-05</text:p>
          </table:table-cell>
          <table:table-cell table:formula="of:=[.$A$7]*[.G19]^2+[.$B$7]*[.G19]+[.$C$7]" office:value-type="float" office:value="0.0000559492688632091" calcext:value-type="float">
            <text:p>5,59492688632091E-05</text:p>
          </table:table-cell>
          <table:table-cell table:formula="of:=[.$A$7]*[.H19]^2+[.$B$7]*[.H19]+[.$C$7]" office:value-type="float" office:value="0.0000216166739130941" calcext:value-type="float">
            <text:p>2,16166739130941E-05</text:p>
          </table:table-cell>
          <table:table-cell table:formula="of:=IF(ABS([.K19])&lt;[.$A$4];1;0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IF([.K19]*[.I19]&gt;0;[.H19];[.F19])" office:value-type="float" office:value="0.666664123535156" calcext:value-type="float">
            <text:p>0,666664123535156</text:p>
          </table:table-cell>
          <table:table-cell table:formula="of:=IF([.K19]*[.J19]&gt;0;[.H19];[.G19])" office:value-type="float" office:value="0.666670989990235" calcext:value-type="float">
            <text:p>0,666670989990235</text:p>
          </table:table-cell>
          <table:table-cell table:formula="of:=([.F20]+[.G20])/2" office:value-type="float" office:value="0.666667556762695" calcext:value-type="float">
            <text:p>0,666667556762695</text:p>
          </table:table-cell>
          <table:table-cell table:formula="of:=[.$A$7]*[.F20]^2+[.$B$7]*[.F20]+[.$C$7]" office:value-type="float" office:value="-0.0000127156381490856" calcext:value-type="float">
            <text:p>-1,27156381490856E-05</text:p>
          </table:table-cell>
          <table:table-cell table:formula="of:=[.$A$7]*[.G20]^2+[.$B$7]*[.G20]+[.$C$7]" office:value-type="float" office:value="0.0000216166739130941" calcext:value-type="float">
            <text:p>2,16166739130941E-05</text:p>
          </table:table-cell>
          <table:table-cell table:formula="of:=[.$A$7]*[.H20]^2+[.$B$7]*[.H20]+[.$C$7]" office:value-type="float" office:value="0.00000445048252029068" calcext:value-type="float">
            <text:p>4,45048252029068E-06</text:p>
          </table:table-cell>
          <table:table-cell table:formula="of:=IF(ABS([.K20])&lt;[.$A$4];1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IF([.K20]*[.I20]&gt;0;[.H20];[.F20])" office:value-type="float" office:value="0.666664123535156" calcext:value-type="float">
            <text:p>0,666664123535156</text:p>
          </table:table-cell>
          <table:table-cell table:formula="of:=IF([.K20]*[.J20]&gt;0;[.H20];[.G20])" office:value-type="float" office:value="0.666667556762695" calcext:value-type="float">
            <text:p>0,666667556762695</text:p>
          </table:table-cell>
          <table:table-cell table:formula="of:=([.F21]+[.G21])/2" office:value-type="float" office:value="0.666665840148926" calcext:value-type="float">
            <text:p>0,666665840148926</text:p>
          </table:table-cell>
          <table:table-cell table:formula="of:=[.$A$7]*[.F21]^2+[.$B$7]*[.F21]+[.$C$7]" office:value-type="float" office:value="-0.0000127156381490856" calcext:value-type="float">
            <text:p>-1,27156381490856E-05</text:p>
          </table:table-cell>
          <table:table-cell table:formula="of:=[.$A$7]*[.G21]^2+[.$B$7]*[.G21]+[.$C$7]" office:value-type="float" office:value="0.00000445048252029068" calcext:value-type="float">
            <text:p>4,45048252029068E-06</text:p>
          </table:table-cell>
          <table:table-cell table:formula="of:=[.$A$7]*[.H21]^2+[.$B$7]*[.H21]+[.$C$7]" office:value-type="float" office:value="-0.00000413258665488137" calcext:value-type="float">
            <text:p>-4,13258665488137E-06</text:p>
          </table:table-cell>
          <table:table-cell table:formula="of:=IF(ABS([.K21])&lt;[.$A$4];1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IF([.K21]*[.I21]&gt;0;[.H21];[.F21])" office:value-type="float" office:value="0.666665840148926" calcext:value-type="float">
            <text:p>0,666665840148926</text:p>
          </table:table-cell>
          <table:table-cell table:formula="of:=IF([.K21]*[.J21]&gt;0;[.H21];[.G21])" office:value-type="float" office:value="0.666667556762695" calcext:value-type="float">
            <text:p>0,666667556762695</text:p>
          </table:table-cell>
          <table:table-cell table:formula="of:=([.F22]+[.G22])/2" office:value-type="float" office:value="0.666666698455811" calcext:value-type="float">
            <text:p>0,666666698455811</text:p>
          </table:table-cell>
          <table:table-cell table:formula="of:=[.$A$7]*[.F22]^2+[.$B$7]*[.F22]+[.$C$7]" office:value-type="float" office:value="-0.00000413258665488137" calcext:value-type="float">
            <text:p>-4,13258665488137E-06</text:p>
          </table:table-cell>
          <table:table-cell table:formula="of:=[.$A$7]*[.G22]^2+[.$B$7]*[.G22]+[.$C$7]" office:value-type="float" office:value="0.00000445048252029068" calcext:value-type="float">
            <text:p>4,45048252029068E-06</text:p>
          </table:table-cell>
          <table:table-cell table:formula="of:=[.$A$7]*[.H22]^2+[.$B$7]*[.H22]+[.$C$7]" office:value-type="float" office:value="0.000000158945722805726" calcext:value-type="float">
            <text:p>1,58945722805726E-07</text:p>
          </table:table-cell>
          <table:table-cell table:formula="of:=IF(ABS([.K22])&lt;[.$A$4];1;0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K22]*[.I22]&gt;0;[.H22];[.F22])" office:value-type="float" office:value="0.666665840148926" calcext:value-type="float">
            <text:p>0,666665840148926</text:p>
          </table:table-cell>
          <table:table-cell table:formula="of:=IF([.K22]*[.J22]&gt;0;[.H22];[.G22])" office:value-type="float" office:value="0.666666698455811" calcext:value-type="float">
            <text:p>0,666666698455811</text:p>
          </table:table-cell>
          <table:table-cell table:style-name="ce4" table:formula="of:=([.F23]+[.G23])/2" office:value-type="float" office:value="0.666666269302368" calcext:value-type="float">
            <text:p>0,666666269302368</text:p>
          </table:table-cell>
          <table:table-cell table:formula="of:=[.$A$7]*[.F23]^2+[.$B$7]*[.F23]+[.$C$7]" office:value-type="float" office:value="-0.00000413258665488137" calcext:value-type="float">
            <text:p>-4,13258665488137E-06</text:p>
          </table:table-cell>
          <table:table-cell table:formula="of:=[.$A$7]*[.G23]^2+[.$B$7]*[.G23]+[.$C$7]" office:value-type="float" office:value="0.000000158945722805726" calcext:value-type="float">
            <text:p>1,58945722805726E-07</text:p>
          </table:table-cell>
          <table:table-cell table:formula="of:=[.$A$7]*[.H23]^2+[.$B$7]*[.H23]+[.$C$7]" office:value-type="float" office:value="-0.00000198682101926195" calcext:value-type="float">
            <text:p>-1,98682101926195E-06</text:p>
          </table:table-cell>
          <table:table-cell table:formula="of:=IF(ABS([.K23])&lt;[.$A$4];1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 style:data-style-name="N2" text:time-value="09:31:52.70939640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09:14:34.993858786</meta:creation-date>
    <dc:date>2021-03-12T09:34:43.085750645</dc:date>
    <meta:editing-duration>PT7M9S</meta:editing-duration>
    <meta:editing-cycles>2</meta:editing-cycles>
    <meta:generator>LibreOffice/6.0.7.3$Linux_X86_64 LibreOffice_project/00m0$Build-3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738cm" svg:y="0.316cm" chart:style-name="ch2">
          <text:p>Wykres f(x)</text:p>
        </chart:title>
        <chart:plot-area chart:style-name="ch3" table:cell-range-address="Arkusz1.K3:Arkusz1.K23" svg:x="0.319cm" svg:y="1.275cm" svg:width="15.36cm" svg:height="7.55cm">
          <chartooo:coordinate-region svg:x="1.152cm" svg:y="1.475cm" svg:width="14.34cm" svg:height="7.1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K3:Arkusz1.K23" chart:class="chart:scatter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9425">
                <text:p>-0.9425</text:p>
                <draw:g>
                  <svg:desc>Arkusz1.K3:Arkusz1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18750000000001">
                <text:p>0.041875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48828125">
                <text:p>-0.48828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326953125">
                <text:p>-0.2326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977832031249997">
                <text:p>-0.09778320312499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85473632812496">
                <text:p>-0.0285473632812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5155029296875">
                <text:p>0.0065155029296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10530090332026">
                <text:p>-0.0110530090332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278022766113">
                <text:p>-0.0022780227661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211642265319822">
                <text:p>0.00211642265319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008137941360431">
                <text:p>-0.00008137941360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01737678050995">
                <text:p>0.00101737678050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467962473631012">
                <text:p>0.000467962473631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93282477558121">
                <text:p>0.0001932824775581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59492688632091">
                <text:p>0.0000559492688632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00127156381490856">
                <text:p>-0.00001271563814908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216166739130941">
                <text:p>0.0000216166739130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0445048252029068">
                <text:p>0.00000445048252029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0413258665488137">
                <text:p>-0.00000413258665488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0158945722805726">
                <text:p>0.0000001589457228057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198682101926195">
                <text:p>-0.00000198682101926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